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5" style:family="paragraph" style:parent-style-name="Standard">
      <style:paragraph-properties fo:margin-left="0.5626in" fo:text-indent="-0.5626in"/>
      <style:text-properties style:font-name="Calibri" fo:font-size="11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Take Me There</text:p>
      <text:p text:style-name="P2"><text:span text:style-name="T1">Description:</text:span><text:s text:c="2"/>Allows the User to request navigation to the displayed Service Data's GPS Coordinates.</text:p>
      <text:p text:style-name="P1"><text:span text:style-name="T1">Pre-conditions:</text:span></text:p>
      <text:list text:style-name="L1">
        <text:list-item>
          <text:p text:style-name="P3">The App is open and has focus.</text:p>
        </text:list-item>
        <text:list-item>
          <text:p text:style-name="P3">The App is displaying the Service Results Screen.</text:p>
        </text:list-item>
        <text:list-item>
          <text:p text:style-name="P3">The Take Me There Button has been provided by the Service Results Screen.</text:p>
        </text:list-item>
      </text:list>
      <text:p text:style-name="P1"/>
      <text:p text:style-name="P1"><text:span text:style-name="T1">Post-conditions:</text:span></text:p>
      <text:list text:style-name="L1">
        <text:list-item>
          <text:p text:style-name="P3">The App opens the Operating System's default navigation application.</text:p>
        </text:list-item>
      </text:list>
      <text:p text:style-name="P1"><text:span text:style-name="T1"/></text:p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3">App</text:p>
        </text:list-item>
        <text:list-item>
          <text:p text:style-name="P3"/>
        </text:list-item>
      </text:list>
      <text:p text:style-name="P1"><text:span text:style-name="T1">Main Success Scenario: </text:span></text:p>
      <text:list text:style-name="L2">
        <text:list-item>
          <text:p text:style-name="P3">The User presses the Take Me There Button.</text:p>
        </text:list-item>
        <text:list-item>
          <text:p text:style-name="P3">The App requests the Device's GPS Status from the Operating System and determines that the User's Device has GPS enabled and has GPS signal.</text:p>
        </text:list-item>
        <text:list-item>
          <text:p text:style-name="P3">The App finds the GPS Coordinates for the displayed Service Data.</text:p>
        </text:list-item>
        <text:list-item>
          <text:p text:style-name="P3">The App requests that the Operating System open the default Navigation Application with directions to the found GPS Coordinates.</text:p>
        </text:list-item>
        <text:list-item>
          <text:p text:style-name="P3">The Navigation Application launches and gains focus.</text:p>
        </text:list-item>
      </text:list>
      <text:p text:style-name="P1"/>
      <text:p text:style-name="P1"><text:span text:style-name="T1">Alternate Flow 1:</text:span></text:p>
      <text:p text:style-name="P4">2A. <text:s text:c="2"/>The App determines that the User's Device doesn't have GPS enabled.</text:p>
      <text:p text:style-name="P4">3A. <text:s text:c="2"/>The App displays an Error Message indicating that the User must enable GPS in the Operating System's settings.</text:p>
      <text:p text:style-name="P4">4A. <text:s text:c="2"/>The User presses the Error Message's ok button.</text:p>
      <text:p text:style-name="P4">5A. <text:s text:c="2"/>The App displays the Service Results Screen.</text:p>
      <text:p text:style-name="P5"/>
      <text:p text:style-name="P1"><text:span text:style-name="T1">Alternate Flow 2</text:span>: </text:p>
      <text:p text:style-name="P4">2B. <text:s text:c="2"/>The App determines that the User's Device has GPS enabled and the Device doesn't have a GPS signal.</text:p>
      <text:p text:style-name="P4">3B. <text:s text:c="2"/>The App displays an Error Message indicating that a GPS signal couldn't be found.</text:p>
      <text:p text:style-name="P4">4B. <text:s text:c="2"/>The User presses the Error Message's ok button.</text:p>
      <text:p text:style-name="P4">5B. <text:s text:c="2"/>The App displays the Service Results Screen.</text:p>
      <text:p text:style-name="P5"/>
      <text:p text:style-name="P1"><text:span text:style-name="T1">Alternate Flow 3</text:span>: </text:p>
      <text:p text:style-name="P4">1C. <text:s text:c="2"/>The App receives an interrupt signal from the operating system and loses focus.</text:p>
      <text:p text:style-name="P4">2C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